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7cm" svg:height="9.004cm" svg:x="15.832cm" svg:y="1.408cm">
            <draw:object draw:notify-on-update-of-ranges="Hoja1.A1:Hoja1.A5 Hoja1.F1:Hoja1.F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1" table:default-cell-style-name="ce2"/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778" calcext:value-type="float">
            <text:p>0,000778</text:p>
          </table:table-cell>
          <table:table-cell table:number-columns-repeated="3" office:value-type="float" office:value="0.000152" calcext:value-type="float">
            <text:p>0,000152</text:p>
          </table:table-cell>
          <table:table-cell table:formula="of:=([.B1]+[.C1]+[.D1]+[.E1])/4" office:value-type="float" office:value="0.0003085" calcext:value-type="float">
            <text:p>0,00030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6665" calcext:value-type="float">
            <text:p>0,006665</text:p>
          </table:table-cell>
          <table:table-cell office:value-type="float" office:value="0.004842" calcext:value-type="float">
            <text:p>0,004842</text:p>
          </table:table-cell>
          <table:table-cell office:value-type="float" office:value="0.004841" calcext:value-type="float">
            <text:p>0,004841</text:p>
          </table:table-cell>
          <table:table-cell office:value-type="float" office:value="0.004844" calcext:value-type="float">
            <text:p>0,004844</text:p>
          </table:table-cell>
          <table:table-cell table:formula="of:=([.B2]+[.C2]+[.D2]+[.E2])/4" office:value-type="float" office:value="0.005298" calcext:value-type="float">
            <text:p>0,0052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57288" calcext:value-type="float">
            <text:p>0,157288</text:p>
          </table:table-cell>
          <table:table-cell office:value-type="float" office:value="0.15719" calcext:value-type="float">
            <text:p>0,15719</text:p>
          </table:table-cell>
          <table:table-cell office:value-type="float" office:value="0.155301" calcext:value-type="float">
            <text:p>0,155301</text:p>
          </table:table-cell>
          <table:table-cell office:value-type="float" office:value="0.154572" calcext:value-type="float">
            <text:p>0,154572</text:p>
          </table:table-cell>
          <table:table-cell table:formula="of:=([.B3]+[.C3]+[.D3]+[.E3])/4" office:value-type="float" office:value="0.15608775" calcext:value-type="float">
            <text:p>0,156087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02798" calcext:value-type="float">
            <text:p>5,02798</text:p>
          </table:table-cell>
          <table:table-cell office:value-type="float" office:value="5.00053" calcext:value-type="float">
            <text:p>5,00053</text:p>
          </table:table-cell>
          <table:table-cell office:value-type="float" office:value="4.96901" calcext:value-type="float">
            <text:p>4,96901</text:p>
          </table:table-cell>
          <table:table-cell office:value-type="float" office:value="4.9604" calcext:value-type="float">
            <text:p>4,9604</text:p>
          </table:table-cell>
          <table:table-cell table:formula="of:=([.B4]+[.C4]+[.D4]+[.E4])/4" office:value-type="float" office:value="4.98948" calcext:value-type="float">
            <text:p>4,989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9.135" calcext:value-type="float">
            <text:p>159,135</text:p>
          </table:table-cell>
          <table:table-cell office:value-type="float" office:value="159.007" calcext:value-type="float">
            <text:p>159,007</text:p>
          </table:table-cell>
          <table:table-cell office:value-type="float" office:value="158.899" calcext:value-type="float">
            <text:p>158,899</text:p>
          </table:table-cell>
          <table:table-cell office:value-type="float" office:value="158.978" calcext:value-type="float">
            <text:p>158,978</text:p>
          </table:table-cell>
          <table:table-cell table:formula="of:=([.B5]+[.C5]+[.D5]+[.E5])/4" office:value-type="float" office:value="159.00475" calcext:value-type="float">
            <text:p>159,004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0:11:42.07261502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5T09:51:48.241689053</meta:creation-date>
    <dc:date>2021-03-05T10:12:45.495845100</dc:date>
    <meta:editing-duration>PT6M27S</meta:editing-duration>
    <meta:editing-cycles>2</meta:editing-cycles>
    <meta:generator>LibreOffice/6.4.6.2$Linux_X86_64 LibreOffice_project/40$Build-2</meta:generator>
    <meta:document-statistic meta:table-count="1" meta:cell-count="3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0.791cm" svg:y="3.954cm" style:legend-expansion="high" chart:style-name="ch2"/>
        <chart:plot-area chart:style-name="ch3" table:cell-range-address="Hoja1.A1:Hoja1.A5 Hoja1.F1:Hoja1.F5" svg:x="0.319cm" svg:y="0.18cm" svg:width="10.153cm" svg:height="8.645cm">
          <chartooo:coordinate-region svg:x="0.94cm" svg:y="0.379cm" svg:width="9.159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F1:Hoja1.F5" chart:class="chart:scatter">
            <chart:domain table:cell-range-address="Hoja1.A1:Hoja1.A5"/>
            <chart:regression-curve chart:style-name="ch7">
              <chart:equation chart:display-equation="true" chart:display-r-square="true" svg:x="0.762cm" svg:y="0.304cm"/>
            </chart:regression-curve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Hoja1.A1:Hoja1.A5</svg:desc>
                </draw:g>
              </table:table-cell>
              <table:table-cell office:value-type="float" office:value="0.0003085">
                <text:p>0.0003085</text:p>
                <draw:g>
                  <svg:desc>Hoja1.F1:Hoja1.F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5298">
                <text:p>0.0052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.15608775">
                <text:p>0.15608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.98948">
                <text:p>4.98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159.00475">
                <text:p>159.00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